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abb1f0" style:family="table" style:master-page-name="Default">
      <style:table-properties table:display="true" style:writing-mode="lr-tb"/>
    </style:style>
    <style:style style:name="ta-0xabb3e0" style:family="table" style:master-page-name="Default">
      <style:table-properties table:display="true" style:writing-mode="lr-tb"/>
    </style:style>
    <style:style style:name="ta-0xabb5d0" style:family="table" style:master-page-name="Default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400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700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babd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abe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ac0f8" style:family="table-cell" style:data-style-name="General">
      <style:table-cell-properties fo:background-color="#7b99f4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ac2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ac3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4.75pt" style:use-optimal-column-width="false"/>
    </style:style>
    <style:style style:name="ACOL-2" style:family="table-column">
      <style:table-column-properties style:column-width="232.50pt" style:use-optimal-column-width="false"/>
    </style:style>
    <style:style style:name="ACOL-3" style:family="table-column">
      <style:table-column-properties style:column-width="71.25pt" style:use-optimal-column-width="false"/>
    </style:style>
    <style:style style:name="ACOL-4" style:family="table-column">
      <style:table-column-properties style:column-width="59.25pt" style:use-optimal-column-width="false"/>
    </style:style>
    <style:style style:name="ACOL-5" style:family="table-column">
      <style:table-column-properties style:column-width="66.00pt" style:use-optimal-column-width="false"/>
    </style:style>
    <style:style style:name="ACOL-6" style:family="table-column">
      <style:table-column-properties style:column-width="54.00pt" style:use-optimal-column-width="true"/>
    </style:style>
    <style:style style:name="ACOL-7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euille1" table:style-name="ta-0xabb1f0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 table:number-columns-repeated="4"/>
        <table:table-column table:style-name="ACOL-6"/>
        <table:table-column table:style-name="ACOL-0" table:number-columns-repeated="245"/>
        <table:table-row table:style-name="AROW-0">
          <table:table-cell table:style-name="ACE-0xbabeb8" office:value-type="string" office:string-value="Num">
            <text:p>Num</text:p>
          </table:table-cell>
          <table:table-cell table:style-name="ACE-0xbabeb8" office:value-type="string" office:string-value="Priorité">
            <text:p>Priorité</text:p>
          </table:table-cell>
          <table:table-cell table:style-name="ACE-0xbabeb8" office:value-type="string" office:string-value="Nom">
            <text:p>Nom</text:p>
          </table:table-cell>
          <table:table-cell table:style-name="ACE-0xbabeb8" office:value-type="string" office:string-value="Dépendance">
            <text:p>Dépendance</text:p>
          </table:table-cell>
          <table:table-cell table:style-name="ACE-0xbabeb8" office:value-type="string" office:string-value="Heures">
            <text:p>Heures</text:p>
          </table:table-cell>
          <table:table-cell table:style-name="ACE-0xbabeb8" office:value-type="string" office:string-value="Personnes">
            <text:p>Personnes</text:p>
          </table:table-cell>
          <table:table-cell table:style-name="Gnumeric-default" office:value-type="string" office:string-value="H / H">
            <text:p>H / H</text:p>
          </table:table-cell>
          <table:table-cell table:number-columns-repeated="2" table:style-name="Gnumeric-default"/>
          <table:table-cell table:style-name="Gnumeric-default" office:value-type="string" office:string-value="Total H/H">
            <text:p>Total H/H</text:p>
          </table:table-cell>
          <table:table-cell table:style-name="Gnumeric-default" table:formula="of:=SUM([.G2:.G31])" office:value-type="float" office:value="63">
            <text:p>63</text:p>
          </table:table-cell>
          <table:table-cell table:number-columns-repeated="245" table:style-name="Gnumeric-default"/>
        </table:table-row>
        <table:table-row table:style-name="AROW-0">
          <table:table-cell table:style-name="ACE-0xbac0f8" office:value-type="string" office:string-value="#3">
            <text:p>#3</text:p>
          </table:table-cell>
          <table:table-cell table:style-name="ACE-0xbac0f8" office:value-type="float" office:value="1">
            <text:p>1</text:p>
          </table:table-cell>
          <table:table-cell table:style-name="ACE-0xbac0f8" office:value-type="string" office:string-value="Vérification code barre">
            <text:p>Vérification code barre</text:p>
          </table:table-cell>
          <table:table-cell table:style-name="ACE-0xbac0f8"/>
          <table:table-cell table:style-name="ACE-0xbac0f8" office:value-type="float" office:value="1">
            <text:p>1</text:p>
          </table:table-cell>
          <table:table-cell table:style-name="ACE-0xbac0f8" office:value-type="float" office:value="1">
            <text:p>1</text:p>
          </table:table-cell>
          <table:table-cell table:style-name="ACE-0xbac0f8" table:formula="of:=[.F2]+[.E2]" office:value-type="float" office:value="2">
            <text:p>2</text:p>
          </table:table-cell>
          <table:table-cell table:number-columns-repeated="249" table:style-name="Gnumeric-default"/>
        </table:table-row>
        <table:table-row table:style-name="AROW-0">
          <table:table-cell table:style-name="ACE-0xbac0f8" office:value-type="string" office:string-value="#4">
            <text:p>#4</text:p>
          </table:table-cell>
          <table:table-cell table:style-name="ACE-0xbac0f8" office:value-type="float" office:value="1">
            <text:p>1</text:p>
          </table:table-cell>
          <table:table-cell table:style-name="ACE-0xbac0f8" office:value-type="string" office:string-value="Recherche sur l'API Google book">
            <text:p>Recherche sur l'API Google book</text:p>
          </table:table-cell>
          <table:table-cell table:style-name="ACE-0xbac0f8" office:value-type="float" office:value="3">
            <text:p>3</text:p>
          </table:table-cell>
          <table:table-cell table:style-name="ACE-0xbac0f8" office:value-type="float" office:value="1">
            <text:p>1</text:p>
          </table:table-cell>
          <table:table-cell table:style-name="ACE-0xbac0f8" office:value-type="float" office:value="1">
            <text:p>1</text:p>
          </table:table-cell>
          <table:table-cell table:style-name="ACE-0xbac0f8" table:formula="of:=[.E3]*[.F3]" office:value-type="float" office:value="1">
            <text:p>1</text:p>
          </table:table-cell>
          <table:table-cell table:number-columns-repeated="249" table:style-name="Gnumeric-default"/>
        </table:table-row>
        <table:table-row table:style-name="AROW-0">
          <table:table-cell table:style-name="ACE-0xbac0f8" office:value-type="string" office:string-value="#5">
            <text:p>#5</text:p>
          </table:table-cell>
          <table:table-cell table:style-name="ACE-0xbac0f8" office:value-type="float" office:value="1">
            <text:p>1</text:p>
          </table:table-cell>
          <table:table-cell table:style-name="ACE-0xbac0f8" office:value-type="string" office:string-value="Complétion automatique des champs">
            <text:p>Complétion automatique des champs</text:p>
          </table:table-cell>
          <table:table-cell table:style-name="ACE-0xbac0f8" office:value-type="float" office:value="4">
            <text:p>4</text:p>
          </table:table-cell>
          <table:table-cell table:style-name="ACE-0xbac0f8" office:value-type="float" office:value="1">
            <text:p>1</text:p>
          </table:table-cell>
          <table:table-cell table:style-name="ACE-0xbac0f8" office:value-type="float" office:value="1">
            <text:p>1</text:p>
          </table:table-cell>
          <table:table-cell table:style-name="ACE-0xbac0f8" table:formula="of:=[.E4]*[.F4]" office:value-type="float" office:value="1">
            <text:p>1</text:p>
          </table:table-cell>
          <table:table-cell table:number-columns-repeated="249" table:style-name="Gnumeric-default"/>
        </table:table-row>
        <table:table-row table:style-name="AROW-0">
          <table:table-cell table:style-name="ACE-0xbac0f8" office:value-type="string" office:string-value="#6">
            <text:p>#6</text:p>
          </table:table-cell>
          <table:table-cell table:style-name="ACE-0xbac0f8" office:value-type="float" office:value="1">
            <text:p>1</text:p>
          </table:table-cell>
          <table:table-cell table:style-name="ACE-0xbac0f8" office:value-type="string" office:string-value="Ajouts des champs manquant">
            <text:p>Ajouts des champs manquant</text:p>
          </table:table-cell>
          <table:table-cell table:style-name="ACE-0xbac0f8"/>
          <table:table-cell table:style-name="ACE-0xbac0f8" office:value-type="float" office:value="3">
            <text:p>3</text:p>
          </table:table-cell>
          <table:table-cell table:style-name="ACE-0xbac0f8" office:value-type="float" office:value="1">
            <text:p>1</text:p>
          </table:table-cell>
          <table:table-cell table:style-name="ACE-0xbac0f8" table:formula="of:=[.E5]*[.F5]" office:value-type="float" office:value="3">
            <text:p>3</text:p>
          </table:table-cell>
          <table:table-cell table:number-columns-repeated="249" table:style-name="Gnumeric-default"/>
        </table:table-row>
        <table:table-row table:style-name="AROW-0">
          <table:table-cell table:style-name="ACE-0xbac0f8" office:value-type="string" office:string-value="#8">
            <text:p>#8</text:p>
          </table:table-cell>
          <table:table-cell table:style-name="ACE-0xbac0f8" office:value-type="float" office:value="1">
            <text:p>1</text:p>
          </table:table-cell>
          <table:table-cell table:style-name="ACE-0xbac0f8" office:value-type="string" office:string-value="Connexion à une adresse Gmail">
            <text:p>Connexion à une adresse Gmail</text:p>
          </table:table-cell>
          <table:table-cell table:style-name="ACE-0xbac0f8"/>
          <table:table-cell table:style-name="ACE-0xbac0f8" office:value-type="float" office:value="1">
            <text:p>1</text:p>
          </table:table-cell>
          <table:table-cell table:style-name="ACE-0xbac0f8" office:value-type="float" office:value="1">
            <text:p>1</text:p>
          </table:table-cell>
          <table:table-cell table:style-name="ACE-0xbac0f8" table:formula="of:=[.E6]*[.F6]" office:value-type="float" office:value="1">
            <text:p>1</text:p>
          </table:table-cell>
          <table:table-cell table:number-columns-repeated="249" table:style-name="Gnumeric-default"/>
        </table:table-row>
        <table:table-row table:style-name="AROW-0">
          <table:table-cell table:style-name="ACE-0xbac0f8" office:value-type="string" office:string-value="#10">
            <text:p>#10</text:p>
          </table:table-cell>
          <table:table-cell table:style-name="ACE-0xbac0f8" office:value-type="float" office:value="1">
            <text:p>1</text:p>
          </table:table-cell>
          <table:table-cell table:style-name="ACE-0xbac0f8" office:value-type="string" office:string-value="Récupération du mail">
            <text:p>Récupération du mail</text:p>
          </table:table-cell>
          <table:table-cell table:style-name="ACE-0xbac0f8"/>
          <table:table-cell table:style-name="ACE-0xbac0f8" office:value-type="float" office:value="2">
            <text:p>2</text:p>
          </table:table-cell>
          <table:table-cell table:style-name="ACE-0xbac0f8" office:value-type="float" office:value="1">
            <text:p>1</text:p>
          </table:table-cell>
          <table:table-cell table:style-name="ACE-0xbac0f8" table:formula="of:=[.E7]*[.F7]" office:value-type="float" office:value="2">
            <text:p>2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 office:string-value="#12">
            <text:p>#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 office:string-value="Prise de la photo et traitement du cb">
            <text:p>Prise de la photo et traitement du cb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table:formula="of:=[.E8]*[.F8]" office:value-type="float" office:value="4">
            <text:p>4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 office:string-value="#15">
            <text:p>#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 office:string-value="Envois du mail ac l'ISBN via Gmail">
            <text:p>Envois du mail ac l'ISBN via Gmail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E9]*[.F9]" office:value-type="float" office:value="2">
            <text:p>2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 office:string-value="#27">
            <text:p>#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 office:string-value="Mise en place de l'interface graphique ">
            <text:p>Mise en place de l'interface graphique </text:p>
          </table:table-cell>
          <table:table-cell table:style-name="Gnumeric-default" office:value-type="float" office:value="12.15">
            <text:p>12,1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table:formula="of:=[.E10]*[.F10]" office:value-type="float" office:value="4">
            <text:p>4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 office:string-value="#29">
            <text:p>#2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 office:string-value="Connexion à l'API Google Books via Androïd">
            <text:p>Connexion à l'API Google Books via Androïd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E11]*[.F11]" office:value-type="float" office:value="2">
            <text:p>2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 office:string-value="#13">
            <text:p>#1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 office:string-value="Vérification de la bonne captation de l'ISBN">
            <text:p>Vérification de la bonne captation de l'ISBN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E12]*[.F12]" office:value-type="float" office:value="1">
            <text:p>1</text:p>
          </table:table-cell>
          <table:table-cell table:number-columns-repeated="249" table:style-name="Gnumeric-default"/>
        </table:table-row>
        <table:table-row table:style-name="AROW-0">
          <table:table-cell table:style-name="ACE-0xbac0f8" office:value-type="string" office:string-value="#7">
            <text:p>#7</text:p>
          </table:table-cell>
          <table:table-cell table:style-name="ACE-0xbac0f8" office:value-type="float" office:value="3">
            <text:p>3</text:p>
          </table:table-cell>
          <table:table-cell table:style-name="ACE-0xbac0f8" office:value-type="string" office:string-value="Stocker les lieux d'emprunts dans une bdd">
            <text:p>Stocker les lieux d'emprunts dans une bdd</text:p>
          </table:table-cell>
          <table:table-cell table:style-name="ACE-0xbac0f8" office:value-type="float" office:value="6">
            <text:p>6</text:p>
          </table:table-cell>
          <table:table-cell table:style-name="ACE-0xbac0f8" office:value-type="float" office:value="3">
            <text:p>3</text:p>
          </table:table-cell>
          <table:table-cell table:style-name="ACE-0xbac0f8" office:value-type="float" office:value="1">
            <text:p>1</text:p>
          </table:table-cell>
          <table:table-cell table:style-name="ACE-0xbac0f8" table:formula="of:=[.E13]*[.F13]" office:value-type="float" office:value="3">
            <text:p>3</text:p>
          </table:table-cell>
          <table:table-cell table:number-columns-repeated="249" table:style-name="Gnumeric-default"/>
        </table:table-row>
        <table:table-row table:style-name="AROW-0">
          <table:table-cell table:style-name="ACE-0xbac0f8" office:value-type="string" office:string-value="#9">
            <text:p>#9</text:p>
          </table:table-cell>
          <table:table-cell table:style-name="ACE-0xbac0f8" office:value-type="float" office:value="3">
            <text:p>3</text:p>
          </table:table-cell>
          <table:table-cell table:style-name="ACE-0xbac0f8" office:value-type="string" office:string-value="Connexion à n'importe quelle adresse mail">
            <text:p>Connexion à n'importe quelle adresse mail</text:p>
          </table:table-cell>
          <table:table-cell table:style-name="ACE-0xbac0f8" office:value-type="float" office:value="8">
            <text:p>8</text:p>
          </table:table-cell>
          <table:table-cell table:style-name="ACE-0xbac0f8" office:value-type="float" office:value="2">
            <text:p>2</text:p>
          </table:table-cell>
          <table:table-cell table:style-name="ACE-0xbac0f8" office:value-type="float" office:value="1">
            <text:p>1</text:p>
          </table:table-cell>
          <table:table-cell table:style-name="ACE-0xbac0f8" table:formula="of:=[.E14]*[.F14]" office:value-type="float" office:value="2">
            <text:p>2</text:p>
          </table:table-cell>
          <table:table-cell table:number-columns-repeated="249" table:style-name="Gnumeric-default"/>
        </table:table-row>
        <table:table-row table:style-name="AROW-0">
          <table:table-cell table:style-name="ACE-0xbac0f8" office:value-type="string" office:string-value="#14">
            <text:p>#14</text:p>
          </table:table-cell>
          <table:table-cell table:style-name="ACE-0xbac0f8" office:value-type="float" office:value="3">
            <text:p>3</text:p>
          </table:table-cell>
          <table:table-cell table:style-name="ACE-0xbac0f8" office:value-type="string" office:string-value="Mémoire sur les ISBN introuvables">
            <text:p>Mémoire sur les ISBN introuvables</text:p>
          </table:table-cell>
          <table:table-cell table:style-name="ACE-0xbac0f8" office:value-type="float" office:value="4">
            <text:p>4</text:p>
          </table:table-cell>
          <table:table-cell table:style-name="ACE-0xbac0f8" office:value-type="float" office:value="2">
            <text:p>2</text:p>
          </table:table-cell>
          <table:table-cell table:style-name="ACE-0xbac0f8" office:value-type="float" office:value="1">
            <text:p>1</text:p>
          </table:table-cell>
          <table:table-cell table:style-name="ACE-0xbac0f8" table:formula="of:=[.E15]*[.F15]" office:value-type="float" office:value="2">
            <text:p>2</text:p>
          </table:table-cell>
          <table:table-cell table:number-columns-repeated="249" table:style-name="Gnumeric-default"/>
        </table:table-row>
        <table:table-row table:style-name="AROW-0">
          <table:table-cell table:style-name="ACE-0xbac0f8" office:value-type="string" office:string-value="#16">
            <text:p>#16</text:p>
          </table:table-cell>
          <table:table-cell table:style-name="ACE-0xbac0f8" office:value-type="float" office:value="3">
            <text:p>3</text:p>
          </table:table-cell>
          <table:table-cell table:style-name="ACE-0xbac0f8" office:value-type="string" office:string-value="Envois du mail contenant l'ISBN ac nimp boite">
            <text:p>Envois du mail contenant l'ISBN ac nimp boite</text:p>
          </table:table-cell>
          <table:table-cell table:style-name="ACE-0xbac0f8" office:value-type="float" office:value="15">
            <text:p>15</text:p>
          </table:table-cell>
          <table:table-cell table:style-name="ACE-0xbac0f8" office:value-type="float" office:value="2">
            <text:p>2</text:p>
          </table:table-cell>
          <table:table-cell table:style-name="ACE-0xbac0f8" office:value-type="float" office:value="1">
            <text:p>1</text:p>
          </table:table-cell>
          <table:table-cell table:style-name="ACE-0xbac0f8" table:formula="of:=[.E16]*[.F16]" office:value-type="float" office:value="2">
            <text:p>2</text:p>
          </table:table-cell>
          <table:table-cell table:number-columns-repeated="249" table:style-name="Gnumeric-default"/>
        </table:table-row>
        <table:table-row table:style-name="AROW-0">
          <table:table-cell table:style-name="ACE-0xbac0f8" office:value-type="string" office:string-value="#20">
            <text:p>#20</text:p>
          </table:table-cell>
          <table:table-cell table:style-name="ACE-0xbac0f8" office:value-type="float" office:value="3">
            <text:p>3</text:p>
          </table:table-cell>
          <table:table-cell table:style-name="ACE-0xbac0f8" office:value-type="string" office:string-value="Ajout d'un système de rappel ">
            <text:p>Ajout d'un système de rappel </text:p>
          </table:table-cell>
          <table:table-cell table:style-name="ACE-0xbac0f8" office:value-type="float" office:value="6.7">
            <text:p>6,7</text:p>
          </table:table-cell>
          <table:table-cell table:style-name="ACE-0xbac0f8" office:value-type="float" office:value="2">
            <text:p>2</text:p>
          </table:table-cell>
          <table:table-cell table:style-name="ACE-0xbac0f8" office:value-type="float" office:value="2">
            <text:p>2</text:p>
          </table:table-cell>
          <table:table-cell table:style-name="ACE-0xbac0f8" table:formula="of:=[.E17]*[.F17]" office:value-type="float" office:value="4">
            <text:p>4</text:p>
          </table:table-cell>
          <table:table-cell table:number-columns-repeated="249" table:style-name="Gnumeric-default"/>
        </table:table-row>
        <table:table-row table:style-name="AROW-0">
          <table:table-cell table:style-name="ACE-0xbac0f8" office:value-type="string" office:string-value="#28">
            <text:p>#28</text:p>
          </table:table-cell>
          <table:table-cell table:style-name="ACE-0xbac0f8" office:value-type="float" office:value="3">
            <text:p>3</text:p>
          </table:table-cell>
          <table:table-cell table:style-name="ACE-0xbac0f8" office:value-type="string" office:string-value="Gérer ISBN 13 et CB 10">
            <text:p>Gérer ISBN 13 et CB 10</text:p>
          </table:table-cell>
          <table:table-cell table:style-name="ACE-0xbac0f8" office:value-type="float" office:value="3">
            <text:p>3</text:p>
          </table:table-cell>
          <table:table-cell table:style-name="ACE-0xbac0f8" office:value-type="float" office:value="1">
            <text:p>1</text:p>
          </table:table-cell>
          <table:table-cell table:style-name="ACE-0xbac0f8" office:value-type="float" office:value="1">
            <text:p>1</text:p>
          </table:table-cell>
          <table:table-cell table:style-name="ACE-0xbac0f8" table:formula="of:=[.E18]*[.F18]" office:value-type="float" office:value="1">
            <text:p>1</text:p>
          </table:table-cell>
          <table:table-cell table:number-columns-repeated="249" table:style-name="Gnumeric-default"/>
        </table:table-row>
        <table:table-row table:style-name="AROW-0">
          <table:table-cell table:style-name="ACE-0xbac0f8" office:value-type="string" office:string-value="#11">
            <text:p>#11</text:p>
          </table:table-cell>
          <table:table-cell table:style-name="ACE-0xbac0f8" office:value-type="float" office:value="4">
            <text:p>4</text:p>
          </table:table-cell>
          <table:table-cell table:style-name="ACE-0xbac0f8" office:value-type="string" office:string-value="Récupération du cb par autre moyen que mail">
            <text:p>Récupération du cb par autre moyen que mail</text:p>
          </table:table-cell>
          <table:table-cell table:style-name="ACE-0xbac0f8" office:value-type="float" office:value="12">
            <text:p>12</text:p>
          </table:table-cell>
          <table:table-cell table:style-name="ACE-0xbac0f8" office:value-type="float" office:value="5">
            <text:p>5</text:p>
          </table:table-cell>
          <table:table-cell table:style-name="ACE-0xbac0f8" office:value-type="float" office:value="3">
            <text:p>3</text:p>
          </table:table-cell>
          <table:table-cell table:style-name="ACE-0xbac0f8" table:formula="of:=[.E19]*[.F19]" office:value-type="float" office:value="15">
            <text:p>15</text:p>
          </table:table-cell>
          <table:table-cell table:number-columns-repeated="249" table:style-name="Gnumeric-default"/>
        </table:table-row>
        <table:table-row table:style-name="AROW-0">
          <table:table-cell table:style-name="ACE-0xbac0f8" office:value-type="string" office:string-value="#17">
            <text:p>#17</text:p>
          </table:table-cell>
          <table:table-cell table:style-name="ACE-0xbac0f8" office:value-type="float" office:value="4">
            <text:p>4</text:p>
          </table:table-cell>
          <table:table-cell table:style-name="ACE-0xbac0f8" office:value-type="string" office:string-value="Gestion des bd déjà lue">
            <text:p>Gestion des bd déjà lue</text:p>
          </table:table-cell>
          <table:table-cell table:style-name="ACE-0xbac0f8" office:value-type="float" office:value="13">
            <text:p>13</text:p>
          </table:table-cell>
          <table:table-cell table:style-name="ACE-0xbac0f8" office:value-type="float" office:value="1">
            <text:p>1</text:p>
          </table:table-cell>
          <table:table-cell table:style-name="ACE-0xbac0f8" office:value-type="float" office:value="1">
            <text:p>1</text:p>
          </table:table-cell>
          <table:table-cell table:style-name="ACE-0xbac0f8" table:formula="of:=[.E20]*[.F20]" office:value-type="float" office:value="1">
            <text:p>1</text:p>
          </table:table-cell>
          <table:table-cell table:number-columns-repeated="249" table:style-name="Gnumeric-default"/>
        </table:table-row>
        <table:table-row table:style-name="AROW-0">
          <table:table-cell table:style-name="ACE-0xbac0f8" office:value-type="string" office:string-value="#18">
            <text:p>#18</text:p>
          </table:table-cell>
          <table:table-cell table:style-name="ACE-0xbac0f8" office:value-type="float" office:value="4">
            <text:p>4</text:p>
          </table:table-cell>
          <table:table-cell table:style-name="ACE-0xbac0f8" office:value-type="string" office:string-value="Synchro ISBN déjà lu — Côté cl">
            <text:p>Synchro ISBN déjà lu — Côté cl</text:p>
          </table:table-cell>
          <table:table-cell table:style-name="ACE-0xbac0f8"/>
          <table:table-cell table:style-name="ACE-0xbac0f8" office:value-type="float" office:value="1">
            <text:p>1</text:p>
          </table:table-cell>
          <table:table-cell table:style-name="ACE-0xbac0f8" office:value-type="float" office:value="1">
            <text:p>1</text:p>
          </table:table-cell>
          <table:table-cell table:style-name="ACE-0xbac0f8" table:formula="of:=[.E21]*[.F21]" office:value-type="float" office:value="1">
            <text:p>1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 office:string-value="#30">
            <text:p>#3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 office:string-value="Synchro ISBN déjà lu — Côté cm">
            <text:p>Synchro ISBN déjà lu — Côté cm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E22]*[.F22]" office:value-type="float" office:value="2">
            <text:p>2</text:p>
          </table:table-cell>
          <table:table-cell table:number-columns-repeated="249" table:style-name="Gnumeric-default"/>
        </table:table-row>
        <table:table-row table:style-name="AROW-0">
          <table:table-cell table:style-name="ACE-0xbac0f8" office:value-type="string" office:string-value="#19">
            <text:p>#19</text:p>
          </table:table-cell>
          <table:table-cell table:style-name="ACE-0xbac0f8" office:value-type="float" office:value="4">
            <text:p>4</text:p>
          </table:table-cell>
          <table:table-cell table:style-name="ACE-0xbac0f8" office:value-type="string" office:string-value="Amélioration de la recherche d'image">
            <text:p>Amélioration de la recherche d'image</text:p>
          </table:table-cell>
          <table:table-cell table:style-name="ACE-0xbac0f8" office:value-type="float" office:value="3.4">
            <text:p>3,4</text:p>
          </table:table-cell>
          <table:table-cell table:style-name="ACE-0xbac0f8" office:value-type="float" office:value="2">
            <text:p>2</text:p>
          </table:table-cell>
          <table:table-cell table:style-name="ACE-0xbac0f8" office:value-type="float" office:value="1">
            <text:p>1</text:p>
          </table:table-cell>
          <table:table-cell table:style-name="ACE-0xbac0f8" table:formula="of:=[.E23]*[.F23]" office:value-type="float" office:value="2">
            <text:p>2</text:p>
          </table:table-cell>
          <table:table-cell table:number-columns-repeated="249" table:style-name="Gnumeric-default"/>
        </table:table-row>
        <table:table-row table:style-name="AROW-0">
          <table:table-cell table:style-name="ACE-0xbac0f8" office:value-type="string" office:string-value="#21">
            <text:p>#21</text:p>
          </table:table-cell>
          <table:table-cell table:style-name="ACE-0xbac0f8" office:value-type="float" office:value="4">
            <text:p>4</text:p>
          </table:table-cell>
          <table:table-cell table:style-name="ACE-0xbac0f8" office:value-type="string" office:string-value="Tri des bd">
            <text:p>Tri des bd</text:p>
          </table:table-cell>
          <table:table-cell table:style-name="ACE-0xbac0f8"/>
          <table:table-cell table:style-name="ACE-0xbac0f8" office:value-type="float" office:value="2">
            <text:p>2</text:p>
          </table:table-cell>
          <table:table-cell table:style-name="ACE-0xbac0f8" office:value-type="float" office:value="1">
            <text:p>1</text:p>
          </table:table-cell>
          <table:table-cell table:style-name="ACE-0xbac0f8" table:formula="of:=[.E24]*[.F24]" office:value-type="float" office:value="2">
            <text:p>2</text:p>
          </table:table-cell>
          <table:table-cell table:number-columns-repeated="249" table:style-name="Gnumeric-default"/>
        </table:table-row>
        <table:table-row table:style-name="AROW-0">
          <table:table-cell table:style-name="ACE-0xbac0f8" office:value-type="string" office:string-value="#22">
            <text:p>#22</text:p>
          </table:table-cell>
          <table:table-cell table:style-name="ACE-0xbac0f8" office:value-type="float" office:value="4">
            <text:p>4</text:p>
          </table:table-cell>
          <table:table-cell table:style-name="ACE-0xbac0f8" office:value-type="string" office:string-value="Integration aux réseaux sociaux">
            <text:p>Integration aux réseaux sociaux</text:p>
          </table:table-cell>
          <table:table-cell table:style-name="ACE-0xbac0f8"/>
          <table:table-cell table:style-name="ACE-0xbac0f8" office:value-type="float" office:value="3">
            <text:p>3</text:p>
          </table:table-cell>
          <table:table-cell table:style-name="ACE-0xbac0f8" office:value-type="float" office:value="1">
            <text:p>1</text:p>
          </table:table-cell>
          <table:table-cell table:style-name="ACE-0xbac0f8" table:formula="of:=[.E25]*[.F25]" office:value-type="float" office:value="3">
            <text:p>3</text:p>
          </table:table-cell>
          <table:table-cell table:number-columns-repeated="249" table:style-name="Gnumeric-default"/>
        </table:table-row>
        <table:table-row table:style-name="AROW-0">
          <table:table-cell table:number-columns-repeated="6" table:style-name="Gnumeric-default"/>
          <table:table-cell table:style-name="Gnumeric-default" table:formula="of:=[.E26]*[.F26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0">
          <table:table-cell table:number-columns-repeated="6" table:style-name="Gnumeric-default"/>
          <table:table-cell table:style-name="Gnumeric-default" table:formula="of:=[.E27]*[.F27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0">
          <table:table-cell table:number-columns-repeated="6" table:style-name="Gnumeric-default"/>
          <table:table-cell table:style-name="Gnumeric-default" table:formula="of:=[.E28]*[.F28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0">
          <table:table-cell table:number-columns-repeated="6" table:style-name="Gnumeric-default"/>
          <table:table-cell table:style-name="Gnumeric-default" table:formula="of:=[.E29]*[.F29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0">
          <table:table-cell table:number-columns-repeated="6" table:style-name="Gnumeric-default"/>
          <table:table-cell table:style-name="Gnumeric-default" table:formula="of:=[.E30]*[.F30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0">
          <table:table-cell table:number-columns-repeated="6" table:style-name="Gnumeric-default"/>
          <table:table-cell table:style-name="Gnumeric-default" table:formula="of:=[.E31]*[.F31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223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143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Feuille1'.$A$1"/>
          <table:named-expression table:name="Sheet_Title" table:expression="of:=&quot;Feuille1&quot;" table:base-cell-address="$'Feuille1'.$A$1"/>
        </table:named-expressions>
      </table:table>
      <table:table table:name="Feuille2" table:style-name="ta-0xabb3e0">
        <office:forms form:automatic-focus="false" form:apply-design-mode="false">
          <form:form/>
        </office:forms>
        <table:table-column table:default-cell-style-name="ACE-0xbac218" table:style-name="ACOL-0"/>
        <table:table-column table:default-cell-style-name="ACE-0xbac218" table:style-name="ACOL-0" table:number-columns-repeated="255"/>
        <table:table-row table:style-name="AROW-0">
          <table:table-cell table:number-columns-repeated="256" table:style-name="ACE-0xbac218"/>
        </table:table-row>
        <table:table-row table:style-name="AROW-0" table:number-rows-repeated="131070">
          <table:table-cell table:number-columns-repeated="256" table:style-name="ACE-0xbac218"/>
        </table:table-row>
        <table:table-row table:style-name="AROW-0">
          <table:table-cell table:number-columns-repeated="256" table:style-name="ACE-0xbac218"/>
        </table:table-row>
        <table:table-row table:style-name="AROW-0" table:number-rows-repeated="131070">
          <table:table-cell table:number-columns-repeated="256" table:style-name="ACE-0xbac218"/>
        </table:table-row>
        <table:named-expressions>
          <table:named-expression table:name="Print_Area" table:expression="of:=#REF!" table:base-cell-address="$'Feuille2'.$A$1"/>
          <table:named-expression table:name="Sheet_Title" table:expression="of:=&quot;Feuille2&quot;" table:base-cell-address="$'Feuille2'.$A$1"/>
        </table:named-expressions>
      </table:table>
      <table:table table:name="Feuille3" table:style-name="ta-0xabb5d0">
        <office:forms form:automatic-focus="false" form:apply-design-mode="false">
          <form:form/>
        </office:forms>
        <table:table-column table:default-cell-style-name="ACE-0xbac338" table:style-name="ACOL-0"/>
        <table:table-column table:default-cell-style-name="ACE-0xbac338" table:style-name="ACOL-0" table:number-columns-repeated="255"/>
        <table:table-row table:style-name="AROW-0">
          <table:table-cell table:number-columns-repeated="256" table:style-name="ACE-0xbac338"/>
        </table:table-row>
        <table:table-row table:style-name="AROW-0" table:number-rows-repeated="131070">
          <table:table-cell table:number-columns-repeated="256" table:style-name="ACE-0xbac338"/>
        </table:table-row>
        <table:table-row table:style-name="AROW-0">
          <table:table-cell table:number-columns-repeated="256" table:style-name="ACE-0xbac338"/>
        </table:table-row>
        <table:table-row table:style-name="AROW-0" table:number-rows-repeated="131070">
          <table:table-cell table:number-columns-repeated="256" table:style-name="ACE-0xbac338"/>
        </table:table-row>
        <table:named-expressions>
          <table:named-expression table:name="Print_Area" table:expression="of:=#REF!" table:base-cell-address="$'Feuille3'.$A$1"/>
          <table:named-expression table:name="Sheet_Title" table:expression="of:=&quot;Feuille3&quot;" table:base-cell-address="$'Feuille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9-15T07:42:19Z</dc:date>
    <meta:creation-date>2011-09-14T19:27:09Z</meta:creation-date>
    <meta:generator>gnumeric/1.10.15</meta:generator>
  </office:meta>
</office:document-meta>
</file>